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8.927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9.899cm"/>
    </style:style>
    <style:style style:name="co9" style:family="table-column">
      <style:table-column-properties fo:break-before="auto" style:column-width="1.665cm"/>
    </style:style>
    <style:style style:name="co11" style:family="table-column">
      <style:table-column-properties fo:break-before="auto" style:column-width="9.876cm"/>
    </style:style>
    <style:style style:name="co12" style:family="table-column">
      <style:table-column-properties fo:break-before="auto" style:column-width="3.231cm"/>
    </style:style>
    <style:style style:name="co13" style:family="table-column">
      <style:table-column-properties fo:break-before="auto" style:column-width="6.452cm"/>
    </style:style>
    <style:style style:name="co14" style:family="table-column">
      <style:table-column-properties fo:break-before="auto" style:column-width="3.53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style:vertical-align="middle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2">
            <text:p>LaserCut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RepRap.org 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Big underplat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7">
            <text:p>Hardware</text:p>
          </table:table-cell>
          <table:table-cell table:style-name="ce6"/>
          <table:table-cell table:style-name="ce1" office:value-type="float" office:value="5">
            <text:p>5</text:p>
          </table:table-cell>
          <table:table-cell table:style-name="ce5" office:value-type="string">
            <text:p>Alu extrusion 2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6"/>
          <table:table-cell table:style-name="ce1" office:value-type="float" office:value="6">
            <text:p>6</text:p>
          </table:table-cell>
          <table:table-cell table:style-name="ce5" office:value-type="string">
            <text:p>Alu extrusion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5" office:value-type="string">
            <text:p>M5 threaded rod 23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9" office:value-type="string">
            <text:p>Smooth-rod 300mm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Handl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6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700mm belt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/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1" office:value-type="string" table:number-columns-spanned="1" table:number-rows-spanned="4">
            <text:p>Divers et option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pince à épiler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21"/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Rouleau de Kapton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7" office:value-type="float" office:value="20">
            <text:p>20</text:p>
          </table:table-cell>
          <table:table-cell table:style-name="ce5" office:value-type="string">
            <text:p>Serre-cable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covered-table-cell table:style-name="ce1"/>
          <table:table-cell table:style-name="ce1"/>
          <table:table-cell table:style-name="ce8"/>
          <table:table-cell table:style-name="ce10" office:value-type="string">
            <text:p>Bobine de PLA</text:p>
          </table:table-cell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0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2" office:value-type="string">
            <text:p>To-Do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23" office:value-type="string">
            <text:p>Printed parts clean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X-ends oil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Stepper drivers set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Endstops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5" office:value-type="string">
            <text:p>Fan prolongat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394">
          <table:table-cell table:style-name="ce1" table:number-columns-repeated="3"/>
          <table:table-cell table:style-name="ce5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rdware Box" table:style-name="ta1" table:print="false">
        <office:forms form:automatic-focus="false" form:apply-design-mode="false"/>
        <table:table-column table:style-name="co6" table:default-cell-style-name="ce1"/>
        <table:table-column table:style-name="co5" table:default-cell-style-name="ce1"/>
        <table:table-column table:style-name="co7" table:default-cell-style-name="ce14"/>
        <table:table-column table:style-name="co5" table:number-columns-repeated="3" table:default-cell-style-name="Default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M4 T-nut</text:p>
          </table:table-cell>
          <table:table-cell table:number-columns-repeated="3"/>
        </table:table-row>
        <table:table-row table:style-name="ro1">
          <table:table-cell table:style-name="ce12"/>
          <table:table-cell office:value-type="float" office:value="49">
            <text:p>49</text:p>
          </table:table-cell>
          <table:table-cell office:value-type="string">
            <text:p>M4x8 Round hea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3x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3x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belt clamp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3x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3x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3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3 wash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lley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string">
            <text:p>Linear Bearing 6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string">
            <text:p>603ZZ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Microswitch endstop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heatshrink tub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Vinyl coupl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5 nut nyl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 nylock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Ressorts pour plate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x30 T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Insert d'entrainement du filame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3x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5 nu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neumatic fitting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13" office:value-type="float" office:value="2">
            <text:p>2</text:p>
          </table:table-cell>
          <table:table-cell table:style-name="ce5" office:value-type="string">
            <text:p>Extruder spring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office:value-type="string">
            <text:p>Clés Allen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5"/>
          <table:table-cell table:style-name="ce16"/>
        </table:table-row>
      </table:table>
      <table:table table:name="Printed Par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foot fron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fron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foot rea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inn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hinge-outer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motor-bracket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lef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z-top righ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y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mo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extruder-idl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1">
            <text:p>1</text:p>
          </table:table-cell>
          <table:table-cell table:style-name="ce5" office:value-type="string">
            <text:p>x-carriag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 office:value-type="float" office:value="2">
            <text:p>2</text:p>
          </table:table-cell>
          <table:table-cell table:style-name="ce5" office:value-type="string">
            <text:p>board mount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2"/>
          <table:table-cell table:style-name="ce1"/>
          <table:table-cell table:style-name="ce5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2">
          <table:table-cell table:style-name="ce6"/>
          <table:table-cell table:number-columns-repeated="2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2">
          <table:table-cell table:style-name="ce6"/>
          <table:table-cell table:style-name="ce1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8"/>
          <table:table-cell table:style-name="ce10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3">
          <table:table-cell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6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4" table:default-cell-style-name="ce5"/>
        <table:table-column table:style-name="co5" table:number-columns-repeated="1005" table:default-cell-style-name="ce9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1">
            <text:p>1</text:p>
          </table:table-cell>
          <table:table-cell table:style-name="Default" office:value-type="string">
            <text:p>Melzi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4" office:value-type="string">
            <text:p>cable usb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4"/>
          <table:table-cell table:number-columns-repeated="1005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string">
            <text:p>moteurs nema1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4" office:value-type="string">
            <text:p>Power Supply Unit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4"/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table:style-name="ce9" office:value-type="string">
            <text:p>Gaine spiralée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string">
            <text:p>Cable d'alimentatio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/>
          <table:table-cell table:number-columns-repeated="1005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8" office:value-type="string">
            <text:p>Interrupteur bleu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m</text:p>
          </table:table-cell>
          <table:table-cell office:value-type="string">
            <text:p>18 awg (0,3m red/green/black)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10m</text:p>
          </table:table-cell>
          <table:table-cell table:style-name="Default" office:value-type="string">
            <text:p>26 awg (3,6m red/ 3,2m green/ 2,6m blue)</text:p>
          </table:table-cell>
          <table:table-cell table:number-columns-repeated="1005"/>
        </table:table-row>
        <table:table-row table:style-name="ro1" table:number-rows-repeated="65388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Hoten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tapered nut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nozzl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er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block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tfe tube 30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4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M3x10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cartridge heate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an 40x40x10mm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 table:style-name="ce9" office:value-type="string">
            <text:p>heatshrink tubing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ce11"/>
        <table:table-column table:style-name="co5" table:number-columns-repeated="3" table:default-cell-style-name="ce11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Y-carriag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alu plate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 table:number-columns-repeated="3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Peltier</text:p>
          </table:table-cell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heatsink grease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9" office:value-type="string">
            <text:p>Thermistor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9" office:value-type="string">
            <text:p>ferules</text:p>
          </table:table-cell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2">
          <table:table-cell table:style-name="ce1"/>
          <table:table-cell table:number-columns-repeated="2"/>
          <table:table-cell table:style-name="ce1" table:number-columns-repeated="4"/>
          <table:table-cell table:style-name="ce9" table:number-columns-repeated="1016"/>
        </table:table-row>
        <table:table-row table:style-name="ro1" table:number-rows-repeated="9">
          <table:table-cell table:style-name="ce1" table:number-columns-repeated="2"/>
          <table:table-cell table:style-name="ce9"/>
          <table:table-cell table:style-name="ce1" table:number-columns-repeated="4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9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3"/>
          <table:table-cell table:style-name="ce9" table:number-columns-repeated="1016"/>
        </table:table-row>
        <table:table-row table:style-name="ro1" table:number-rows-repeated="98315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General BOM'.A13:'General BOM'.D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="150%" style:table-centering="horizontal" style:writing-mode="lr-tb" style:print="charts drawings grid objects zero-values">
        <style:background-image/>
      </style:page-layout-properties>
      <style:header-style>
        <style:header-footer-properties fo:min-height="0.96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24/06/2013</text:date>, <text:time>17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8H44M37S</meta:editing-duration>
    <meta:editing-cycles>461</meta:editing-cycles>
    <meta:generator>OpenOffice.org/3.4.1$Win32 OpenOffice.org_project/341m1$Build-9593</meta:generator>
    <dc:date>2013-06-24T17:07:29.27</dc:date>
    <dc:creator>Emmanuel Gilloz</dc:creator>
    <meta:printed-by>Emmanuel Gilloz</meta:printed-by>
    <meta:print-date>2013-06-15T10:23:23.71</meta:print-date>
    <meta:document-statistic meta:table-count="6" meta:cell-count="202" meta:object-count="0"/>
    <meta:user-defined meta:name="Info 1"/>
    <meta:user-defined meta:name="Info 2"/>
    <meta:user-defined meta:name="Info 3"/>
    <meta:user-defined meta:name="Info 4"/>
  </office:meta>
</office:document-meta>
</file>